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actory.createObject( String factoryId , String fallback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newInstance( String className , ClassLoader cl , boolean doFallb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Factory.findClassLoad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bjectFactory.findJarServiceProvider( String factory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Factory.findProviderClass( String className , ClassLoader cl , boolean doF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Factory.createObject( String factoryId , String propertiesFilename , String fallbackClassNam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9">
            <text:p text:style-name="Table_20_Contents">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